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7.25cm"/>
    </style:style>
    <style:style style:name="gr3" style:family="graphic" style:parent-style-name="standard">
      <style:graphic-properties draw:stroke="none" svg:stroke-color="#000000" draw:fill="none" draw:fill-color="#ffffff" fo:min-height="3.75cm"/>
    </style:style>
    <style:style style:name="gr4" style:family="graphic" style:parent-style-name="standard">
      <style:graphic-properties draw:stroke="none" svg:stroke-color="#000000" draw:fill="none" draw:fill-color="#ffffff" fo:min-height="3.25cm"/>
    </style:style>
    <style:style style:name="gr5" style:family="graphic" style:parent-style-name="standard">
      <style:graphic-properties draw:stroke="none" svg:stroke-color="#000000" draw:fill="none" draw:fill-color="#ffffff" fo:min-height="7cm"/>
    </style:style>
    <style:style style:name="gr6" style:family="graphic" style:parent-style-name="standard">
      <style:graphic-properties draw:stroke="none" svg:stroke-color="#000000" draw:fill="none" draw:fill-color="#ffffff" fo:min-height="7.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2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start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.5cm" svg:x="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.5cm" svg:x="22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.5cm" svg:x="1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5.5cm" svg:x="22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5cm" svg:x="22cm" svg:y="14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6cm" svg:x="12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5.5cm" svg:x="2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8cm" svg:x="1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cm" svg:height="8.072cm" svg:x="1.5cm" svg:y="1.5cm">
          <draw:text-box>
            <text:p text:style-name="P1">Membre</text:p>
            <text:p text:style-name="P1"/>
            <text:p text:style-name="P2"><text:span text:style-name="T1">Pseudo</text:span></text:p>
            <text:p text:style-name="P2"><text:span text:style-name="T2">Nom</text:span></text:p>
            <text:p text:style-name="P2"><text:span text:style-name="T2">Prenom</text:span></text:p>
            <text:p text:style-name="P2"><text:span text:style-name="T2">Mail</text:span></text:p>
            <text:p text:style-name="P2"><text:span text:style-name="T2">Datenaiss</text:span></text:p>
            <text:p text:style-name="P2"><text:span text:style-name="T2">Numtel</text:span></text:p>
            <text:p text:style-name="P2"><text:span text:style-name="T2">ClefPGP</text:span></text:p>
            <text:p text:style-name="P2"><text:span text:style-name="T2">Dateinscr</text:span></text:p>
            <text:p text:style-name="P2"><text:span text:style-name="T2">typecompte</text:span></text:p>
          </draw:text-box>
        </draw:frame>
        <draw:frame draw:style-name="gr3" draw:text-style-name="P1" draw:layer="layout" svg:width="4cm" svg:height="4.517cm" svg:x="22.5cm" svg:y="1.5cm">
          <draw:text-box>
            <text:p text:style-name="P1">Machines</text:p>
            <text:p text:style-name="P1"/>
            <text:p text:style-name="P2"><text:span text:style-name="T1">Id</text:span></text:p>
            <text:p text:style-name="P2"><text:span text:style-name="T3">NumSérie</text:span></text:p>
            <text:p text:style-name="P2"><text:span text:style-name="T3">OS</text:span></text:p>
            <text:p text:style-name="P2"><text:span text:style-name="T3">statut</text:span></text:p>
          </draw:text-box>
        </draw:frame>
        <draw:frame draw:style-name="gr4" draw:text-style-name="P1" draw:layer="layout" svg:width="4cm" svg:height="5.228cm" svg:x="22cm" svg:y="14.772cm">
          <draw:text-box>
            <text:p text:style-name="P1">Acquisitions</text:p>
            <text:p text:style-name="P1"/>
            <text:p text:style-name="P2"><text:span text:style-name="T1">Id</text:span></text:p>
            <text:p text:style-name="P2"><text:span text:style-name="T3">Type</text:span></text:p>
            <text:p text:style-name="P2"><text:span text:style-name="T3">Fichier</text:span></text:p>
            <text:p text:style-name="P2"><text:span text:style-name="T3">Taille</text:span></text:p>
            <text:p text:style-name="P2"><text:span text:style-name="T3"/></text:p>
          </draw:text-box>
        </draw:frame>
        <draw:frame draw:style-name="gr5" draw:text-style-name="P1" draw:layer="layout" svg:width="3cm" svg:height="7.25cm" svg:x="2cm" svg:y="14cm">
          <draw:text-box>
            <text:p text:style-name="P1">News</text:p>
            <text:p text:style-name="P1"/>
            <text:p text:style-name="P2"><text:span text:style-name="T1">Id</text:span></text:p>
            <text:p text:style-name="P2"><text:span text:style-name="T3">Titre</text:span></text:p>
            <text:p text:style-name="P2"><text:span text:style-name="T3">Date</text:span></text:p>
            <text:p text:style-name="P2"><text:span text:style-name="T3">contenu</text:span></text:p>
            <text:p text:style-name="P2"><text:span text:style-name="T3"/></text:p>
          </draw:text-box>
        </draw:frame>
        <draw:frame draw:style-name="gr6" draw:text-style-name="P3" draw:layer="layout" svg:width="3.5cm" svg:height="7.75cm" svg:x="12.5cm" svg:y="11.25cm">
          <draw:text-box>
            <text:p text:style-name="P3"><text:span text:style-name="T3">Faq</text:span></text:p>
            <text:p text:style-name="P3"><text:span text:style-name="T3"/></text:p>
            <text:p text:style-name="P4"><text:span text:style-name="T1">Id</text:span></text:p>
            <text:p text:style-name="P4"><text:span text:style-name="T3">Question</text:span></text:p>
            <text:p text:style-name="P4"><text:span text:style-name="T3">Reponse</text:span></text:p>
            <text:p text:style-name="P4"><text:span text:style-name="T3">thème</text:span></text:p>
          </draw:text-box>
        </draw:frame>
        <draw:line draw:style-name="gr7" draw:text-style-name="P1" draw:layer="layout" svg:x1="1cm" svg:y1="2.5cm" svg:x2="6cm" svg:y2="2.5cm">
          <text:p/>
        </draw:line>
        <draw:line draw:style-name="gr7" draw:text-style-name="P1" draw:layer="layout" svg:x1="2cm" svg:y1="15cm" svg:x2="5cm" svg:y2="15cm">
          <text:p/>
        </draw:line>
        <draw:line draw:style-name="gr7" draw:text-style-name="P1" draw:layer="layout" svg:x1="12.5cm" svg:y1="12.5cm" svg:x2="16cm" svg:y2="12.5cm">
          <text:p/>
        </draw:line>
        <draw:line draw:style-name="gr7" draw:text-style-name="P1" draw:layer="layout" svg:x1="22cm" svg:y1="15.789cm" svg:x2="26.5cm" svg:y2="15.789cm">
          <text:p/>
        </draw:line>
        <draw:line draw:style-name="gr7" draw:text-style-name="P1" draw:layer="layout" svg:x1="22.5cm" svg:y1="2.5cm" svg:x2="27cm" svg:y2="2.5cm">
          <text:p/>
        </draw:line>
        <draw:frame draw:style-name="gr8" draw:layer="layout" svg:width="5cm" svg:height="1.75cm" svg:x="2.5cm" svg:y="11cm">
          <draw:text-box>
            <text:p>poste</text:p>
          </draw:text-box>
        </draw:frame>
        <draw:frame draw:style-name="gr8" draw:layer="layout" svg:width="5cm" svg:height="1.75cm" svg:x="8.5cm" svg:y="8.25cm">
          <draw:text-box>
            <text:p>poste</text:p>
          </draw:text-box>
        </draw:frame>
        <draw:frame draw:style-name="gr9" draw:layer="layout" svg:width="3cm" svg:height="2.25cm" svg:x="13cm" svg:y="3cm">
          <draw:text-box>
            <text:p>possède</text:p>
          </draw:text-box>
        </draw:frame>
        <draw:frame draw:style-name="gr9" draw:layer="layout" svg:width="4cm" svg:height="2.25cm" svg:x="23.5cm" svg:y="9.5cm">
          <draw:text-box>
            <text:p>acquiert</text:p>
          </draw:text-box>
        </draw:frame>
        <draw:line draw:style-name="gr7" draw:text-style-name="P1" draw:layer="layout" svg:x1="12cm" svg:y1="4cm" svg:x2="17cm" svg:y2="4cm">
          <text:p/>
        </draw:line>
        <draw:line draw:style-name="gr7" draw:text-style-name="P1" draw:layer="layout" svg:x1="6cm" svg:y1="3.5cm" svg:x2="12cm" svg:y2="3.5cm">
          <text:p/>
        </draw:line>
        <draw:line draw:style-name="gr7" draw:text-style-name="P1" draw:layer="layout" svg:x1="17cm" svg:y1="3.5cm" svg:x2="22.5cm" svg:y2="3.5cm">
          <text:p/>
        </draw:line>
        <draw:line draw:style-name="gr7" draw:text-style-name="P1" draw:layer="layout" svg:x1="22.5cm" svg:y1="10.5cm" svg:x2="27cm" svg:y2="10.5cm">
          <text:p/>
        </draw:line>
        <draw:line draw:style-name="gr7" draw:text-style-name="P1" draw:layer="layout" svg:x1="8cm" svg:y1="9cm" svg:x2="11.5cm" svg:y2="9cm">
          <text:p/>
        </draw:line>
        <draw:line draw:style-name="gr7" draw:text-style-name="P1" draw:layer="layout" svg:x1="2cm" svg:y1="12cm" svg:x2="6cm" svg:y2="12cm">
          <text:p/>
        </draw:line>
        <draw:line draw:style-name="gr7" draw:text-style-name="P1" draw:layer="layout" svg:x1="4cm" svg:y1="9.5cm" svg:x2="4cm" svg:y2="11cm">
          <text:p/>
        </draw:line>
        <draw:line draw:style-name="gr7" draw:text-style-name="P1" draw:layer="layout" svg:x1="4cm" svg:y1="12.5cm" svg:x2="4cm" svg:y2="13.5cm">
          <text:p/>
        </draw:line>
        <draw:line draw:style-name="gr7" draw:text-style-name="P1" draw:layer="layout" svg:x1="6cm" svg:y1="6cm" svg:x2="8.5cm" svg:y2="8.5cm">
          <text:p/>
        </draw:line>
        <draw:line draw:style-name="gr7" draw:text-style-name="P1" draw:layer="layout" svg:x1="10cm" svg:y1="10cm" svg:x2="12.5cm" svg:y2="12.5cm">
          <text:p/>
        </draw:line>
        <draw:line draw:style-name="gr7" draw:text-style-name="P1" draw:layer="layout" svg:x1="24.5cm" svg:y1="7cm" svg:x2="24.5cm" svg:y2="9cm">
          <text:p/>
        </draw:line>
        <draw:line draw:style-name="gr7" draw:text-style-name="P1" draw:layer="layout" svg:x1="24.5cm" svg:y1="11.5cm" svg:x2="24.5cm" svg:y2="14.5cm">
          <text:p/>
        </draw:line>
        <draw:frame draw:style-name="gr10" draw:layer="layout" svg:width="2cm" svg:height="1.25cm" svg:x="6.5cm" svg:y="2.5cm">
          <draw:text-box>
            <text:p>0,n</text:p>
          </draw:text-box>
        </draw:frame>
        <draw:frame draw:style-name="gr10" draw:layer="layout" svg:width="2cm" svg:height="1.25cm" svg:x="6cm" svg:y="5.5cm">
          <draw:text-box>
            <text:p>0,n</text:p>
          </draw:text-box>
        </draw:frame>
        <draw:frame draw:style-name="gr10" draw:layer="layout" svg:width="2cm" svg:height="1.25cm" svg:x="4cm" svg:y="9.5cm">
          <draw:text-box>
            <text:p>0,n</text:p>
          </draw:text-box>
        </draw:frame>
        <draw:frame draw:style-name="gr10" draw:layer="layout" svg:width="2cm" svg:height="1.25cm" svg:x="24.5cm" svg:y="7cm">
          <draw:text-box>
            <text:p>0,n</text:p>
          </draw:text-box>
        </draw:frame>
        <draw:frame draw:style-name="gr10" draw:layer="layout" svg:width="2cm" svg:height="1.25cm" svg:x="20.5cm" svg:y="2.5cm">
          <draw:text-box>
            <text:p>1,1</text:p>
          </draw:text-box>
        </draw:frame>
        <draw:frame draw:style-name="gr10" draw:layer="layout" svg:width="2cm" svg:height="1.25cm" svg:x="24.5cm" svg:y="13.25cm">
          <draw:text-box>
            <text:p>1,1</text:p>
          </draw:text-box>
        </draw:frame>
        <draw:frame draw:style-name="gr10" draw:layer="layout" svg:width="2cm" svg:height="1.25cm" svg:x="11cm" svg:y="12.25cm">
          <draw:text-box>
            <text:p>1,1</text:p>
          </draw:text-box>
        </draw:frame>
        <draw:frame draw:style-name="gr10" draw:layer="layout" svg:width="2cm" svg:height="1.25cm" svg:x="4cm" svg:y="12.5cm">
          <draw:text-box>
            <text:p>1,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maric </meta:initial-creator>
    <meta:creation-date>2011-10-01T18:29:36</meta:creation-date>
    <dc:date>2011-10-01T18:43:56</dc:date>
    <dc:creator>romaric </dc:creator>
    <meta:editing-duration>PT14M21S</meta:editing-duration>
    <meta:editing-cycles>2</meta:editing-cycles>
    <meta:generator>LibreOffice/3.3$Linux LibreOffice_project/330m19$Build-202</meta:generator>
    <meta:document-statistic meta:object-count="43"/>
  </office:meta>
</office:document-meta>
</file>